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F0000041DD294775B2E486512.png" manifest:media-type="image/png"/>
  <manifest:file-entry manifest:full-path="Pictures/100002010000039F0000041DE1FAEF6FD2EBEBC2.png" manifest:media-type="image/png"/>
  <manifest:file-entry manifest:full-path="Pictures/100002010000039F0000041D46B9B46AF1AFF237.png" manifest:media-type="image/png"/>
  <manifest:file-entry manifest:full-path="Pictures/100002010000039F0000041DEF32C2720AEA072F.png" manifest:media-type="image/png"/>
  <manifest:file-entry manifest:full-path="Pictures/100002010000039F0000041D120C6098000BD3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5173" officeooo:paragraph-rsid="000b5173"/>
    </style:style>
    <style:style style:name="P2" style:family="paragraph" style:parent-style-name="Standard">
      <style:text-properties officeooo:rsid="000bcbe1" officeooo:paragraph-rsid="000bcbe1"/>
    </style:style>
    <style:style style:name="P3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armer Wolf Goat &amp; Cabbage </text:h>
      <text:p text:style-name="P1"><draw:frame draw:style-name="fr1" draw:name="Image1" text:anchor-type="paragraph" svg:width="17cm" svg:height="19.311cm" draw:z-index="0"><draw:image xlink:href="Pictures/100002010000039F0000041DEF32C2720AEA072F.png" xlink:type="simple" xlink:show="embed" xlink:actuate="onLoad" loext:mime-type="image/png"/></draw:frame></text:p>
      <text:p text:style-name="P1"><draw:frame draw:style-name="fr1" draw:name="Image2" text:anchor-type="paragraph" svg:width="17cm" svg:height="19.311cm" draw:z-index="1"><draw:image xlink:href="Pictures/100002010000039F0000041D120C6098000BD318.png" xlink:type="simple" xlink:show="embed" xlink:actuate="onLoad" loext:mime-type="image/png"/></draw:frame><text:soft-page-break/></text:p>
      <text:h text:style-name="P3" text:outline-level="1">8-Puzzle</text:h>
      <text:p text:style-name="P1"><draw:frame draw:style-name="fr1" draw:name="Image3" text:anchor-type="paragraph" svg:width="17cm" svg:height="19.311cm" draw:z-index="2"><draw:image xlink:href="Pictures/100002010000039F0000041D46B9B46AF1AFF237.png" xlink:type="simple" xlink:show="embed" xlink:actuate="onLoad" loext:mime-type="image/png"/></draw:frame></text:p>
      <text:p text:style-name="P1"><draw:frame draw:style-name="fr1" draw:name="Image4" text:anchor-type="paragraph" svg:width="17cm" svg:height="19.311cm" draw:z-index="3"><draw:image xlink:href="Pictures/100002010000039F0000041DE1FAEF6FD2EBEBC2.png" xlink:type="simple" xlink:show="embed" xlink:actuate="onLoad" loext:mime-type="image/png"/></draw:frame><text:soft-page-break/></text:p>
      <text:h text:style-name="Heading_20_1" text:outline-level="1"><text:soft-page-break/>Path Length of Depth First Search </text:h>
      <text:p text:style-name="Text_20_body"><draw:frame draw:style-name="fr1" draw:name="Image5" text:anchor-type="paragraph" svg:width="17cm" svg:height="19.311cm" draw:z-index="4"><draw:image xlink:href="Pictures/100002010000039F0000041DD294775B2E486512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0:02:41.567088610</meta:creation-date>
    <dc:date>2018-11-23T10:18:03.016846802</dc:date>
    <meta:editing-duration>PT2M44S</meta:editing-duration>
    <meta:editing-cycles>1</meta:editing-cycles>
    <meta:document-statistic meta:table-count="0" meta:image-count="5" meta:object-count="0" meta:page-count="5" meta:paragraph-count="3" meta:word-count="12" meta:character-count="69" meta:non-whitespace-character-count="58"/>
    <meta:generator>LibreOffice/6.0.6.2$Linux_X86_64 LibreOffice_project/00m0$Build-2</meta:generator>
  </office:meta>
</office:document-meta>
</file>